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text:p text:style-name="P1">Alys marqua un temps d'arrêt face à l'attitude curieuse et déboussolée d'Edward mais ne sembla pas s'en formaliser plus que ça. Elle lui adressa un large sourire qui eu un effet extrêmement rassurant sur le blondin qui sentit sa gêne se dissiper momentanément. Ses épaules se détendirent légèrement et il lui sourit en retour. La jeune femme lui indiqua ensuite qu'elle souhaitait rester à l'intérieur -ce qui ne lui faisait ni chaud, ni froid, bien qu'avec la météo du jour il aurait également pu être sympa de sortir- et qu'il pouvait garder ses chaussures tant qu'il n'essayait pas de les essuyer dans tous les recoins de l'appartement. Edward prit bien soin de noter cette requête dans un coin de sa tête. Cela pouvait paraître évident mais pour un esprit aussi désordonné que le sien, cela pouvait s'avérer plus compliqué qu'il n'y paraissait.</text:p>
      <text:p text:style-name="Standard"/>
      <text:p text:style-name="Standard">Alys le prit ensuite par la main pour l'emmener au salon. Ne s'y attendant absolument pas, l'adolescent fut complètement pris au dépourvu par ce contact soudain et se laissa entraîner sans vraiment comprendre ce qui lui arrivait. Elle qui avait semblé plutôt réservée de prime abord n'avait pas hésité à le saisir, et même s'il ne s'agissait pas vraiment d'un contact proche, c'était un acte tout de même audacieux de sa part. Légèrement décontenancé par ce mouvement, Edward la suivit sans un mot, jusqu'à ce qu'elle lui indique un canapé où s'asseoir avant de lui demander ce qu'il souhaitait boire.</text:p>
      <text:p text:style-name="Standard"/>
      <text:p text:style-name="Standard">En voilà, une question qu'elle était bonne. S'il l'avait souhaité quelques instants plus tôt, le garçon à la chevelure d'or n'avait pas vraiment réfléchi au problème. Pas mal de choses lui faisaient envie, mais comme il s'était donné comme consigne de soigner son attitude, il allait devoir choisir avec soin. Déjà, allait-il demander quelque chose d'alcoolisé ? Il ne voulait pas passer pour un gamin coincé, mais n'avait pas non plus envie qu'Alys le prenne pour un soûlard. D'autant plus que son estomac se souvenait encore de la soirée de veille -au contraire de son esprit. Après quelques instants de réflexion, Edward décida de ne prendre aucun risque, si ce n'était celui de boire quelque chose de mauvais...</text:p>
      <text:p text:style-name="Standard"/>
      <text:p text:style-name="Standard">-Je vais prendre la même chose que vous. Au fait, vous voulez un coup de main pour faire quelque chose ?</text:p>
      <text:p text:style-name="Standard"/>
      <text:p text:style-name="Standard">Après tout, à l'instar de l'étudiant, la demoiselle n'avait sûrement pas choisi que le rendez-vous se déroule chez elle...</text:p>
      <text:p text:style-name="P1">A peine Edward avait-il terminé sa « commande » qu'Alys repartait en direction de la cuisine pour s'en occuper, déclinant au passage gentiment sa proposition de l'aider. Laissé à nouveau seul avec lui-même, le garçon continua son entreprise d'observation détaillée de l'appartement de la jeune femme. Le salon était à l'image du reste de l'habitation : spacieux et luxueux. Le plafond était haut et les meubles de qualité. </text:p>
      <text:p text:style-name="Standard"/>
      <text:p text:style-name="Standard">Depuis le couloir, Alys interrompit ses pensées en lui demandant d'où il connaissait sa cousine. ...Sa cousine ? Était-elle en train de parler de Victoire ? Celle-ci n'avait jamais mentionné un quelconque lien de parenté entre les deux filles... Décidément, il faudrait vraiment qu'il se renseigne un peu plus la prochaine fois. Parce que visiblement, se baser uniquement sur ce qu'une Victoire à moitié saoule pouvait lui dire était très loin d'être suffisant. Quant aux circonstances de leur rencontre... Edward fut soudain pris d'un léger rougissement des joues à l'évocation de ce souvenir. Heureusement qu'Alys était encore dans le couloir à ce moment là et qu'elle n'avait par conséquent pas pu voir sa gêne.</text:p>
      <text:p text:style-name="Standard"/>
      <text:p text:style-name="Standard">-Victoire est votre cousine ? Ah ben ça... Elle s'est bien gardée de me le dire. On s'est rencontré en colo il y a quoi... presque deux ans j'crois. Je suis retombé sur elle par hasard dans un bar, une histoire assez marrante où on s'ennuyait tous les deux et on s'est croisé. Ce qui a sauvé nos soirées respectives je crois.</text:p>
      <text:p text:style-name="Standard"/>
      <text:p text:style-name="Standard">Voilà, ça suffisait amplement comme explication. Pas besoin de rentrer plus dans les détails. Edward faillit ajouter un « et vous ? » avant de se rendre compte de la débilité de demander à quelqu'un comment elle avait rencontré sa cousine. Ceci dit, cette question avait le mérite d'en soulever d'autres. Eprouvant un regain de confiance en voyant Alys prendre les devants pour faire la conversation -ce qui était plutôt bon signe à ses yeux, le blondin ne voulut pas rater le coche et enchaîna à son tour.</text:p>
      <text:p text:style-name="Standard"/>
      <text:p text:style-name="Standard">-D'ailleurs je me rends compte qu'elle m'a pas dit grand chose à votre sujet... Je crois que j'ai l'air un peu con à vous demander ça mais... vous faites quoi dans la vie par exemple ?</text:p>
      <text:p text:style-name="P1">La réponse donnée par Alys à sa question eut un double effet : d'une part, elle satisfit partiellement sa curiosité et d'autre part, elle acheva de le faire retomber dans l'état de gêne qu'il ressentait lorsqu'il était arrivé ici. Cette demoiselle était une Youtubeuse musicale. Une Youtubeuse musicale ?! Mais alors elle devait être connue parmi les adolescent de son âge. Or Edward ne l'avait absolument pas reconnue, preuve une fois encore de sa méconnaissance de la scène musicale actuelle mais également d'irrespect à son égard. Mais pire encore, il n'en avait jamais entendu parler. La jeune femme pourrait facilement se vexer en se rendant compte que le blondin n'avait aucune idée de qui elle était.</text:p>
      <text:p text:style-name="Standard"/>
      <text:p text:style-name="Standard">Ceci expliquait cependant qu'elle pouvait se payer un appartement aussi luxueux que celui-ci malgré son jeune âge. L'étudiant aux yeux émeraudes se sentit encore plus insignifiant qu'il ne l'était déjà et ne put s'empêcher d'admirer à nouveau la qualité de l'endroit. Bien évidemment, Alys lui retourna la question. Toujours embrouillé dans ses réflexions, Edward mit un certain temps avant de répondre de sa voix hésitante. Qu'est-ce qu'il pouvait bien répondre à « je suis une star sur internet » qui ne le ferait pas passer pour un plouc ? Comme aucune réponse suffisamment crédible ne lui venait à l'esprit, l'adolescent dut se résoudre à dire la vérité.</text:p>
      <text:p text:style-name="Standard"/>
      <text:p text:style-name="Standard">-Oh euh, moi ? Je fais des études de droit. C'est sûrement pas aussi passionnant que de faire de la musique, mais au moins mes parents me laissent tranquille...</text:p>
      <text:p text:style-name="Standard"/>
      <text:p text:style-name="Standard">Edward se mordit la lèvre au moment où il parlait, trop tard cependant. Ramener ses parents sur le tapis était probablement la chose la moins virile qu'il pouvait espérer faire, mais il avait répondu trop vite et n'avait pas pu empêcher la phrase de sortir. Son complexe d'infériorité devenait de plus en plus grand et ce genre de choses n'allait clairement pas l'aider à se détendre. Cherchant à rattraper le coup, il voulut détourner la conversation et reporta le sujet sur la carrière d'Alys (elles adorent quand on parle d'elles *pan*), sans réaliser un seul instant que c'était probablement la chose dont elle parlait le plus et qu'au vu du ton las qu'elle avait employé pour lui répondre, ce n'était clairement pas son thème favoris.</text:p>
      <text:p text:style-name="Standard"/>
      <text:p text:style-name="Standard">-Rien de bien spécial ? Vous plaisantez, c'est hyper cool ! Vous faites de la musique depuis longtemps ? Ca marche bien ? J'imagine, vu l'appartement. Vous enregistrez ici ou bien vous avez un endroit dédié ? Vous faites plutôt quoi comme style de musique ? Vous voulez bien me faire écouter ?</text:p>
      <text:p text:style-name="Standard"/>
      <text:p text:style-name="Standard">Son débit était bien trop rapide et Edward était en train de laisser son esprit s'emporter sous le coup de sentiments. Lui qui cherchait à redorer son image, voilà qui était mal par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5-23T23:01:50.35</dc:date>
    <meta:editing-duration>PT8H42M42S</meta:editing-duration>
    <meta:editing-cycles>631</meta:editing-cycles>
    <meta:generator>OpenOffice/4.1.2$Win32 OpenOffice.org_project/412m3$Build-9782</meta:generator>
    <meta:document-statistic meta:table-count="0" meta:image-count="0" meta:object-count="0" meta:page-count="6" meta:paragraph-count="32" meta:word-count="2837" meta:character-count="17107"/>
  </office:meta>
</office:document-meta>
</file>